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>
      <style:text-properties fo:color="#ff0000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zavakat keresek (Dés László – Geszti Péter)</text:p>
      <text:p text:style-name="P1"/>
      <text:p text:style-name="P1">D2 D D2 D <text:s/>D2 D D2 D</text:p>
      <text:p text:style-name="Preformatted_20_Text"/>
      <text:p text:style-name="P1">D2 <text:s text:c="10"/>D <text:s text:c="6"/>D2 <text:s text:c="7"/>D</text:p>
      <text:p text:style-name="Preformatted_20_Text">Gyere, most keresek szavakat, jeleket</text:p>
      <text:p text:style-name="P1"><text:s text:c="5"/>D2/G <text:s text:c="3"/>D/G <text:s text:c="5"/>D2 <text:s/>D</text:p>
      <text:p text:style-name="Preformatted_20_Text">Hogy értsd a szem mit lát</text:p>
      <text:p text:style-name="P1"><text:s text:c="3"/>D2 <text:s text:c="6"/>D <text:s text:c="5"/>D2/H <text:s text:c="4"/>D/A</text:p>
      <text:p text:style-name="Preformatted_20_Text">És nevükön nevezek tavakat, hegyeket</text:p>
      <text:p text:style-name="P1"><text:s/>G6 <text:s text:c="3"/>D2/A <text:s text:c="2"/>D <text:s/>D2 <text:s/>D <text:s/>D2</text:p>
      <text:p text:style-name="Preformatted_20_Text">Mondd utánam hát!</text:p>
      <text:p text:style-name="Preformatted_20_Text"/>
      <text:p text:style-name="Preformatted_20_Text">Ez a föld, az az ég, ez a zöld, az a kék</text:p>
      <text:p text:style-name="Preformatted_20_Text">Völgy a hegyhez tér</text:p>
      <text:p text:style-name="Preformatted_20_Text">Fogy a hold, süt a nap, a rög alól kel a mag</text:p>
      <text:p text:style-name="Preformatted_20_Text">Tó a parthoz ér</text:p>
      <text:p text:style-name="Preformatted_20_Text"/>
      <text:p text:style-name="P1"><text:s text:c="5"/>Hm <text:s text:c="11"/>A <text:s/></text:p>
      <text:p text:style-name="Preformatted_20_Text">Ami szép, az egyben jó</text:p>
      <text:p text:style-name="P1"><text:s text:c="4"/>Hm <text:s text:c="11"/>E7 <text:s/></text:p>
      <text:p text:style-name="Preformatted_20_Text">Ami kép, az egyben szó</text:p>
      <text:p text:style-name="P1"><text:s text:c="6"/>Gm6/Bb <text:s text:c="4"/>D2 <text:s text:c="4"/>Bb0 <text:s text:c="6"/>D</text:p>
      <text:p text:style-name="Preformatted_20_Text">Mégis mondd, mit érez a szív itt benn</text:p>
      <text:p text:style-name="P1">Gm6/Bb <text:s text:c="3"/>D <text:s text:c="9"/>E7 <text:s text:c="7"/></text:p>
      <text:p text:style-name="Preformatted_20_Text">Mondd, mi ez, mit a csend idecsent</text:p>
      <text:p text:style-name="P1"><text:s/>Hm <text:s text:c="5"/>A <text:s text:c="4"/>D2 <text:s/>D <text:s/>D2 <text:s/>D</text:p>
      <text:p text:style-name="Preformatted_20_Text">Hol van erre szó?</text:p>
      <text:p text:style-name="Preformatted_20_Text"/>
      <text:p text:style-name="P1">D2 D D2 D</text:p>
      <text:p text:style-name="Preformatted_20_Text"/>
      <text:p text:style-name="Preformatted_20_Text">Ez a szem, az a száj, ez az orr, az az áll</text:p>
      <text:p text:style-name="Preformatted_20_Text">Arcunk ebből áll</text:p>
      <text:p text:style-name="Preformatted_20_Text">És idenézz, ez a kéz, ez a váll, ami csak</text:p>
      <text:p text:style-name="Preformatted_20_Text">egy érintésre vár</text:p>
      <text:p text:style-name="Preformatted_20_Text"/>
      <text:p text:style-name="Preformatted_20_Text">Ami szép, az egyben jó...</text:p>
      <text:p text:style-name="Preformatted_20_Text"/>
      <text:p text:style-name="P1">D <text:s text:c="4"/>D2 <text:s text:c="2"/>(C7)</text:p>
      <text:p text:style-name="Preformatted_20_Text">Na-na-na-na</text:p>
      <text:p text:style-name="Preformatted_20_Text"/>
      <text:p text:style-name="P1">F <text:s text:c="24"/></text:p>
      <text:p text:style-name="Preformatted_20_Text">Ez a te, az az én, a világ közepén</text:p>
      <text:p text:style-name="P1"><text:s text:c="3"/>Bb <text:s text:c="2"/>C <text:s text:c="5"/>F <text:s/></text:p>
      <text:p text:style-name="Preformatted_20_Text">Az ismeretlen vár</text:p>
      <text:p text:style-name="P1">F <text:s text:c="27"/></text:p>
      <text:p text:style-name="Preformatted_20_Text">Ez az én, az a te, és ez ami, tudod-e</text:p>
      <text:p text:style-name="P1"><text:s text:c="5"/>Bb <text:s text:c="5"/>C <text:s text:c="7"/>F <text:s/></text:p>
      <text:p text:style-name="Preformatted_20_Text">Hogy így vagyunk egy pár</text:p>
      <text:p text:style-name="Preformatted_20_Text"/>
      <text:p text:style-name="Preformatted_20_Text">Mosolyogsz, nevetek, figyelem szemedet</text:p>
      <text:p text:style-name="Preformatted_20_Text">A gondolat hol jár</text:p>
      <text:p text:style-name="Preformatted_20_Text">Mosolyogsz, nevetek, szavakat keresek</text:p>
      <text:p text:style-name="Preformatted_20_Text">De nem találok már</text:p>
      <text:p text:style-name="Preformatted_20_Text"/>
      <text:p text:style-name="P1">C <text:s text:c="2"/>Bb <text:s text:c="3"/></text:p>
      <text:p text:style-name="Preformatted_20_Text">Úúú, nézz rám!</text:p>
      <text:p text:style-name="P1"><text:s text:c="5"/>F <text:s text:c="9"/>Bb <text:s text:c="2"/>F</text:p>
      <text:p text:style-name="Preformatted_20_Text">Ami szó, az mind elnémult</text:p>
      <text:p text:style-name="P1"><text:s text:c="7"/>F <text:s text:c="9"/>Bb <text:s text:c="5"/>F</text:p>
      <text:p text:style-name="Preformatted_20_Text">És a csend végleg mellénk bújt</text:p>
      <text:p text:style-name="P1"><text:s text:c="5"/>F <text:s text:c="7"/>Bb <text:s text:c="11"/>F <text:s/></text:p>
      <text:p text:style-name="P2">Ugye érzed, a föld így ringat 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6:45:00.420978168</meta:creation-date>
    <dc:date>2019-08-25T16:45:52.314200817</dc:date>
    <meta:editing-duration>PT52S</meta:editing-duration>
    <meta:editing-cycles>1</meta:editing-cycles>
    <meta:document-statistic meta:table-count="0" meta:image-count="0" meta:object-count="0" meta:page-count="1" meta:paragraph-count="52" meta:word-count="253" meta:character-count="1370" meta:non-whitespace-character-count="857"/>
    <meta:generator>LibreOffice/6.2.5.2$Linux_X86_64 LibreOffice_project/20$Build-2</meta:generator>
  </office:meta>
</office:document-meta>
</file>